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ans Unicode MS" svg:font-family="'Liberation Sans Unicode M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NSimSun" svg:font-family="NSimSun" style:font-family-generic="system" style:font-pitch="variable"/>
    <style:font-face style:name="sans-serif" svg:font-family="sans-serif" style:font-adornments="Normal" style:font-family-generic="swiss"/>
  </office:font-face-decls>
  <office:automatic-styles>
    <style:style style:name="T1" style:family="text">
      <style:text-properties officeooo:rsid="000881a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Heading_20_1">Perdu<text:span text:style-name="T1"> </text:span>?</text:p>
      <text:p text:style-name="Text_20_body">Essayez un lien ci-dessus ou tentez une recherche dans le corpus<text:span text:style-name="T1"> </text:span>: entrez un mot ou un lemme soit en caractères grecs (les accents, esprits et iotas souscrits ne sont pas pris en compte), soit en caractères latins (en suivant les conventions du Beta code<text:span text:style-name="T1"> </text:span>: z = ζ, h = η, q = θ, c = ξ, f = φ, x = χ, y = ψ, w = ω).</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ans Unicode MS" svg:font-family="'Liberation Sans Unicode M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NSimSun" svg:font-family="NSimSun" style:font-family-generic="system" style:font-pitch="variable"/>
    <style:font-face style:name="sans-serif" svg:font-family="sans-serif" style:font-adornments="Normal" style:font-family-generic="swis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CH" style:letter-kerning="true" style:font-name-asian="NSimSun" style:font-size-asian="12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CH" style:letter-kerning="true" style:font-name-asian="NSimSun" style:font-size-asian="12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sans-serif" fo:font-family="sans-serif" style:font-style-name="Normal" style:font-family-generic="swiss"/>
    </style:style>
    <style:style style:name="Heading" style:family="paragraph" style:parent-style-name="Standard" style:next-style-name="Text_20_body" style:class="text">
      <style:paragraph-properties fo:margin-top="0.423cm" fo:margin-bottom="0.499cm" style:contextual-spacing="false" fo:keep-with-next="always"/>
      <style:text-properties style:font-name="Liberation Sans" fo:font-family="'Liberation Sans'" style:font-family-generic="swiss" style:font-pitch="variable" fo:font-size="14pt" style:font-size-asian="14pt" style:font-size-complex="14pt"/>
    </style:style>
    <style:style style:name="Text_20_body" style:display-name="Text body" style:family="paragraph" style:parent-style-name="Standard" style:class="text">
      <style:paragraph-properties fo:margin-top="0cm" fo:margin-bottom="0.499cm" style:contextual-spacing="false" fo:text-align="justify" style:justify-single-word="false"/>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eading_20_1" style:display-name="Heading 1" style:family="paragraph" style:parent-style-name="Heading" style:next-style-name="Text_20_body" style:class="text">
      <style:text-properties style:font-name="Liberation Sans Unicode MS" fo:font-family="'Liberation Sans Unicode MS'" style:font-pitch="variable" fo:font-size="24pt" fo:font-weight="bold" style:font-size-asian="22pt" style:font-weight-asian="bold" style:font-size-complex="22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6-14T23:56:59.977000000</meta:creation-date>
    <dc:date>2022-06-14T23:59:05.403000000</dc:date>
    <meta:editing-duration>PT2M5S</meta:editing-duration>
    <meta:editing-cycles>1</meta:editing-cycles>
    <meta:document-statistic meta:table-count="0" meta:image-count="0" meta:object-count="0" meta:page-count="1" meta:paragraph-count="2" meta:word-count="72" meta:character-count="320" meta:non-whitespace-character-count="250"/>
    <meta:generator>LibreOffice/7.3.4.2$Windows_X86_64 LibreOffice_project/728fec16bd5f605073805c3c9e7c4212a0120dc5</meta:generator>
  </office:meta>
</office:document-meta>
</file>